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d9d9e3"/>
      <style:text-properties fo:font-size="11pt" style:font-size-asian="11pt" style:font-size-complex="11pt"/>
    </style:style>
    <style:style style:name="P2" style:family="paragraph" style:parent-style-name="Text_20_body">
      <style:paragraph-properties fo:padding="0.0193in" fo:border="0.0008in solid #d9d9e3"/>
      <style:text-properties fo:color="#000000" fo:font-size="11pt" style:font-size-asian="11pt" style:font-size-complex="11pt"/>
    </style:style>
    <style:style style:name="T1" style:family="text">
      <style:text-properties fo:color="#800000"/>
    </style:style>
    <style:style style:name="T2" style:family="text">
      <style:text-properties fo:color="#7e0021"/>
    </style:style>
    <style:style style:name="T3" style:family="text">
      <style:text-properties fo:color="#000000"/>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mes Q. Thompson<text:line-break/>5350 Burnet Rd. #136<text:line-break/>Austin, TX 78756<text:line-break/><text:date style:data-style-name="N37" text:date-value="2024-01-25T16:02:29" text:fixed="true">01/25/24</text:date></text:p>
      <text:p text:style-name="P2"/>
      <text:p text:style-name="P2">Ontic<text:line-break/>4009 Marathon Blvd.<text:line-break/>Austin, TX 78756</text:p>
      <text:p text:style-name="P2"/>
      <text:p text:style-name="P2">To Whom It May Concern:</text:p>
      <text:p text:style-name="P2">I am writing to express my strong interest in the Solutions Consultant position at Ontic, as advertised. With over 12 years of experience as a User Experience Designer and Design Technologist, I am excited about the opportunity to bring my extensive skills and insights to a role that aligns with my passion for solving complex business challenges.</text:p>
      <text:p text:style-name="P2">Throughout my career, I have consistently demonstrated an ability to seamlessly blend creative design thinking with technological expertise to deliver outstanding user experiences. My proficiency in UX/UI design, prototyping, and design systems has enabled me to lead successful projects, driving user engagement and satisfaction. My hands-on experience in creating intuitive interfaces and understanding the intricacies of user behavior positions me as a valuable asset for envisioning and implementing effective solutions.</text:p>
      <text:p text:style-name="P2">What sets me apart is my unique combination of creative flair and technical acumen, which I believe aligns perfectly with the multifaceted requirements of a Solutions Consultant. My role as a Design Technologist has equipped me with a deep understanding of the technology landscape, enabling me to bridge the gap between design and development seamlessly. This, coupled with my strong analytical skills, has allowed me to identify opportunities for innovation and efficiency in the projects I've undertaken.</text:p>
      <text:p text:style-name="P2">I am confident that my strategic mindset, coupled with my ability to communicate complex ideas clearly, will contribute significantly to the success of Ontic's. My years of experience have honed my ability to collaborate with cross-functional teams, understand client needs, and propose solutions that not only meet but exceed expectations.</text:p>
      <text:p text:style-name="P2">I am excited about the prospect of leveraging my expertise to transition into a Solutions Consultant role at Ontic. I am confident that my skills uniquely position me to contribute to your team's success.</text:p>
      <text:p text:style-name="P1"><text:span text:style-name="T3">Thank you for considering my application. I look forward to the opportunity to discuss in further detail how my skills and experience align with the needs of Ontic. I can be reached at 202.271.5700 or </text:span><text:a xlink:type="simple" xlink:href="mailto:thompsonjamesquillan@gmail.com" text:style-name="Internet_20_link" text:visited-style-name="Visited_20_Internet_20_Link">thompsonjamesquillan@gmail.com</text:a><text:span text:style-name="T3"> to schedule a conversation at your earliest convenience.</text:span></text:p>
      <text:p text:style-name="P2"/>
      <text:p text:style-name="P2">Sincerely,</text:p>
      <text:p text:style-name="P2"/>
      <text:p text:style-name="P2">James Q. Thomps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28T14:01:39</meta:creation-date>
    <dc:date>2024-01-25T16:09:42</dc:date>
    <meta:editing-duration>P13DT18H47M</meta:editing-duration>
    <meta:editing-cycles>2</meta:editing-cycles>
    <meta:generator>OpenOffice/4.1.15$Unix OpenOffice.org_project/4115m2$Build-9813</meta:generator>
    <meta:document-statistic meta:table-count="0" meta:image-count="0" meta:object-count="0" meta:page-count="1" meta:paragraph-count="11" meta:word-count="359" meta:character-count="2367"/>
    <dc:creator>James Thompson</dc:creator>
  </office:meta>
</office:document-meta>
</file>